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56b8" officeooo:paragraph-rsid="001d56b8"/>
    </style:style>
    <style:style style:name="P2" style:family="paragraph" style:parent-style-name="Standard">
      <style:text-properties officeooo:paragraph-rsid="001d56b8"/>
    </style:style>
    <style:style style:name="P3" style:family="paragraph" style:parent-style-name="Standard">
      <style:text-properties fo:font-weight="bold" officeooo:rsid="001d56b8" officeooo:paragraph-rsid="001d56b8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ambio de opinión - Candidatos de izquierda:</text:p>
      <text:p text:style-name="P1"/>
      <text:p text:style-name="P1">Ítem 4: </text:p>
      <text:p text:style-name="P1">- Progressivism vs Right_Wing_Libertarian (p = 0.0464)</text:p>
      <text:p text:style-name="P1"/>
      <text:p text:style-name="P1">Ítem 7: </text:p>
      <text:p text:style-name="P2">- Left_Wing vs Right_Wing_Libertarian (p = 0.0008)</text:p>
      <text:p text:style-name="P2">- Moderate_Right_A vs Right_Wing_Libertarian (p = 0.0016)</text:p>
      <text:p text:style-name="P2">- Moderate_Right_B vs Right_Wing_Libertarian (p = 0.0019)</text:p>
      <text:p text:style-name="P1">- Progressivism vs Right_Wing_Libertarian (p = 0.0041)</text:p>
      <text:p text:style-name="P1"/>
      <text:p text:style-name="P1">Ítem 8: </text:p>
      <text:p text:style-name="P2">- Centre vs Right_Wing_Libertarian (p = 0.0335)</text:p>
      <text:p text:style-name="P2">- Left_Wing vs Right_Wing_Libertarian (p = 0.0000)</text:p>
      <text:p text:style-name="P2">- Moderate_Right_B vs Right_Wing_Libertarian (p = 0.0004)</text:p>
      <text:p text:style-name="P1">- Progressivism vs Right_Wing_Libertarian (p = 0.0000)</text:p>
      <text:p text:style-name="P1"/>
      <text:p text:style-name="P1">Ítem 9: </text:p>
      <text:p text:style-name="P2">- Centre vs Left_Wing (p = 0.0053)</text:p>
      <text:p text:style-name="P1">- Centre vs Progressivism (p = 0.0160)</text:p>
      <text:p text:style-name="P1"/>
      <text:p text:style-name="P1">Ítem 24: </text:p>
      <text:p text:style-name="P2">- Moderate_Right_A vs Progressivism (p = 0.0372)</text:p>
      <text:p text:style-name="P1"/>
      <text:p text:style-name="P1">Ítem 25: </text:p>
      <text:p text:style-name="P2">- Centre vs Left_Wing (p = 0.0120)</text:p>
      <text:p text:style-name="P2">- Centre vs Moderate_Right_B (p = 0.0055)</text:p>
      <text:p text:style-name="P1">- Centre vs Progressivism (p = 0.0055)</text:p>
      <text:p text:style-name="P1"/>
      <text:p text:style-name="P1">Ítem 30: </text:p>
      <text:p text:style-name="P1">- Moderate_Right_B vs Progressivism (p = 0.0059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Cambios de opinión - Candidatos de derecha:</text:p>
      <text:p text:style-name="P1"/>
      <text:p text:style-name="P1">Ítem 10:</text:p>
      <text:p text:style-name="P2">- Left_Wing vs Moderate_Right_A (p = 0.0133)</text:p>
      <text:p text:style-name="P2">- Moderate_Right_A vs Progressivism (p = 0.0333)</text:p>
      <text:p text:style-name="P2"/>
      <text:p text:style-name="P1">Ítem 30: </text:p>
      <text:p text:style-name="P1">- Moderate_Right_B vs Progressivism (p = 0.0071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Cambios de tiempo – Candidatos de izquierda:</text:p>
      <text:p text:style-name="P2"/>
      <text:p text:style-name="P1">Ítem 3: </text:p>
      <text:p text:style-name="P2">- Left_Wing vs Moderate_Right_B (p = 0.0273)</text:p>
      <text:p text:style-name="P2"/>
      <text:p text:style-name="P1">Ítem 16: </text:p>
      <text:p text:style-name="P2">- Left_Wing vs Moderate_Right_A (p = 0.0060)</text:p>
      <text:p text:style-name="P2">- Moderate_Right_A vs Progressivism (p = 0.0021)</text:p>
      <text:p text:style-name="P2"/>
      <text:p text:style-name="P1">Ítem 30: </text:p>
      <text:p text:style-name="P2">- Centre vs Left_Wing (p = 0.0353)</text:p>
      <text:p text:style-name="P1">- Left_Wing vs Moderate_Right_B (p = 0.0043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Cambios de tiempo – Candidatos de derecha:</text:p>
      <text:p text:style-name="P1"/>
      <text:p text:style-name="P1">Ítem 3: </text:p>
      <text:p text:style-name="P2">- Left_Wing vs Right_Wing_Libertarian (p = 0.0175)</text:p>
      <text:p text:style-name="P1">- Progressivism vs Right_Wing_Libertarian (p = 0.0287)</text:p>
      <text:p text:style-name="P1"/>
      <text:p text:style-name="P1">Ítem 4: </text:p>
      <text:p text:style-name="P2">- Left_Wing vs Right_Wing_Libertarian (p = 0.0039)</text:p>
      <text:p text:style-name="P2">- Moderate_Right_A vs Right_Wing_Libertarian (p = 0.0262)</text:p>
      <text:p text:style-name="P2">- Progressivism vs Right_Wing_Libertarian (p = 0.0005)</text:p>
      <text:p text:style-name="Standard"/>
      <text:p text:style-name="P1">Ítem 7: </text:p>
      <text:p text:style-name="Standard">- Moderate_Right_B vs Progressivism (p = 0.0021)</text:p>
      <text:p text:style-name="Standard">- Progressivism vs Right_Wing_Libertarian (p = 0.0006)</text:p>
      <text:p text:style-name="Standard"/>
      <text:p text:style-name="P1">Ítem 10: </text:p>
      <text:p text:style-name="P2">- Left_Wing vs Right_Wing_Libertarian (p = 0.0044)</text:p>
      <text:p text:style-name="P2">- Progressivism vs Right_Wing_Libertarian (p = 0.0299)</text:p>
      <text:p text:style-name="Standard"/>
      <text:p text:style-name="P1">Ítem 16: </text:p>
      <text:p text:style-name="P2">- Left_Wing vs Moderate_Right_A (p = 0.0028)</text:p>
      <text:p text:style-name="P2"/>
      <text:p text:style-name="P1">Ítem 23: </text:p>
      <text:p text:style-name="P2">- Progressivism vs Right_Wing_Libertarian (p = 0.0181)</text:p>
      <text:p text:style-name="Standard"/>
      <text:p text:style-name="P1">Ítem 25: </text:p>
      <text:p text:style-name="P2">- Left_Wing vs Moderate_Right_B (p = 0.0465)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30T15:35:00.245000000</meta:creation-date>
    <dc:date>2025-06-30T15:43:51.374000000</dc:date>
    <meta:editing-duration>PT8M52S</meta:editing-duration>
    <meta:editing-cycles>1</meta:editing-cycles>
    <meta:document-statistic meta:table-count="0" meta:image-count="0" meta:object-count="0" meta:page-count="4" meta:paragraph-count="59" meta:word-count="316" meta:character-count="2063" meta:non-whitespace-character-count="1786"/>
    <meta:generator>LibreOffice/7.4.1.2$Windows_X86_64 LibreOffice_project/3c58a8f3a960df8bc8fd77b461821e42c061c5f0</meta:generator>
  </office:meta>
</office:document-meta>
</file>